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office:value-type="string">
            <text:p>Net</text:p>
          </table:table-cell>
          <table:table-cell office:value-type="string">
            <text:p>Longueur avant resistance</text:p>
          </table:table-cell>
          <table:table-cell office:value-type="string">
            <text:p>Longueur après résistance</text:p>
          </table:table-cell>
          <table:table-cell office:value-type="string">
            <text:p>Longueur tot</text:p>
          </table:table-cell>
          <table:table-cell office:value-type="string">
            <text:p>Longueur à ajuster</text:p>
          </table:table-cell>
          <table:table-cell table:number-columns-repeated="4"/>
        </table:table-row>
        <table:table-row table:style-name="ro2">
          <table:table-cell office:value-type="string">
            <text:p>RWDS</text:p>
          </table:table-cell>
          <table:table-cell office:value-type="float" office:value="14.2">
            <text:p>14,2</text:p>
          </table:table-cell>
          <table:table-cell office:value-type="float" office:value="21.32">
            <text:p>21,32</text:p>
          </table:table-cell>
          <table:table-cell table:formula="of:=[.B2]+[.C2]" office:value-type="float" office:value="35.52">
            <text:p>35,5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DQ0</text:p>
          </table:table-cell>
          <table:table-cell office:value-type="float" office:value="8.2786">
            <text:p>8,2786</text:p>
          </table:table-cell>
          <table:table-cell office:value-type="float" office:value="14.1605">
            <text:p>14,1605</text:p>
          </table:table-cell>
          <table:table-cell table:formula="of:=[.B3]+[.C3]" office:value-type="float" office:value="22.4391">
            <text:p>22,4391</text:p>
          </table:table-cell>
          <table:table-cell table:formula="of:=[.C3]+([.$I$3]-[.D3])" office:value-type="float" office:value="27.2414">
            <text:p>27,2414</text:p>
          </table:table-cell>
          <table:table-cell table:number-columns-repeated="2"/>
          <table:table-cell office:value-type="string">
            <text:p>Longueur cible</text:p>
          </table:table-cell>
          <table:table-cell office:value-type="float" office:value="35.52">
            <text:p>35,52</text:p>
          </table:table-cell>
        </table:table-row>
        <table:table-row table:style-name="ro2">
          <table:table-cell office:value-type="string">
            <text:p>DQ1</text:p>
          </table:table-cell>
          <table:table-cell office:value-type="float" office:value="9.4629">
            <text:p>9,4629</text:p>
          </table:table-cell>
          <table:table-cell office:value-type="float" office:value="14.7978">
            <text:p>14,7978</text:p>
          </table:table-cell>
          <table:table-cell table:formula="of:=[.B4]+[.C4]" office:value-type="float" office:value="24.2607">
            <text:p>24,2607</text:p>
          </table:table-cell>
          <table:table-cell table:formula="of:=[.C4]+([.$I$3]-[.D4])" office:value-type="float" office:value="26.0571">
            <text:p>26,0571</text:p>
          </table:table-cell>
          <table:table-cell table:number-columns-repeated="4"/>
        </table:table-row>
        <table:table-row table:style-name="ro2">
          <table:table-cell office:value-type="string">
            <text:p>DQ2</text:p>
          </table:table-cell>
          <table:table-cell office:value-type="float" office:value="9.2487">
            <text:p>9,2487</text:p>
          </table:table-cell>
          <table:table-cell office:value-type="float" office:value="9.9478">
            <text:p>9,9478</text:p>
          </table:table-cell>
          <table:table-cell table:formula="of:=[.B5]+[.C5]" office:value-type="float" office:value="19.1965">
            <text:p>19,1965</text:p>
          </table:table-cell>
          <table:table-cell table:formula="of:=[.C5]+([.$I$3]-[.D5])" office:value-type="float" office:value="26.2713">
            <text:p>26,2713</text:p>
          </table:table-cell>
          <table:table-cell table:number-columns-repeated="4"/>
        </table:table-row>
        <table:table-row table:style-name="ro2">
          <table:table-cell office:value-type="string">
            <text:p>DQ3</text:p>
          </table:table-cell>
          <table:table-cell office:value-type="float" office:value="11.2339">
            <text:p>11,2339</text:p>
          </table:table-cell>
          <table:table-cell office:value-type="float" office:value="10.12">
            <text:p>10,12</text:p>
          </table:table-cell>
          <table:table-cell table:formula="of:=[.B6]+[.C6]" office:value-type="float" office:value="21.3539">
            <text:p>21,3539</text:p>
          </table:table-cell>
          <table:table-cell table:formula="of:=[.C6]+([.$I$3]-[.D6])" office:value-type="float" office:value="24.2861">
            <text:p>24,2861</text:p>
          </table:table-cell>
          <table:table-cell table:number-columns-repeated="4"/>
        </table:table-row>
        <table:table-row table:style-name="ro2">
          <table:table-cell office:value-type="string">
            <text:p>DQ4</text:p>
          </table:table-cell>
          <table:table-cell office:value-type="float" office:value="8.7103">
            <text:p>8,7103</text:p>
          </table:table-cell>
          <table:table-cell office:value-type="float" office:value="9.4034">
            <text:p>9,4034</text:p>
          </table:table-cell>
          <table:table-cell table:formula="of:=[.B7]+[.C7]" office:value-type="float" office:value="18.1137">
            <text:p>18,1137</text:p>
          </table:table-cell>
          <table:table-cell table:formula="of:=[.C7]+([.$I$3]-[.D7])" office:value-type="float" office:value="26.8097">
            <text:p>26,8097</text:p>
          </table:table-cell>
          <table:table-cell table:number-columns-repeated="4"/>
        </table:table-row>
        <table:table-row table:style-name="ro2">
          <table:table-cell office:value-type="string">
            <text:p>DQ5</text:p>
          </table:table-cell>
          <table:table-cell office:value-type="float" office:value="8.375">
            <text:p>8,375</text:p>
          </table:table-cell>
          <table:table-cell office:value-type="float" office:value="11.8956">
            <text:p>11,8956</text:p>
          </table:table-cell>
          <table:table-cell table:formula="of:=[.B8]+[.C8]" office:value-type="float" office:value="20.2706">
            <text:p>20,2706</text:p>
          </table:table-cell>
          <table:table-cell table:formula="of:=[.C8]+([.$I$3]-[.D8])" office:value-type="float" office:value="27.145">
            <text:p>27,145</text:p>
          </table:table-cell>
          <table:table-cell table:number-columns-repeated="4"/>
        </table:table-row>
        <table:table-row table:style-name="ro2">
          <table:table-cell office:value-type="string">
            <text:p>DQ6</text:p>
          </table:table-cell>
          <table:table-cell office:value-type="float" office:value="14.2">
            <text:p>14,2</text:p>
          </table:table-cell>
          <table:table-cell office:value-type="float" office:value="14.02">
            <text:p>14,02</text:p>
          </table:table-cell>
          <table:table-cell table:formula="of:=[.B9]+[.C9]" office:value-type="float" office:value="28.22">
            <text:p>28,22</text:p>
          </table:table-cell>
          <table:table-cell table:formula="of:=[.C9]+([.$I$3]-[.D9])" office:value-type="float" office:value="21.32">
            <text:p>21,32</text:p>
          </table:table-cell>
          <table:table-cell table:number-columns-repeated="4"/>
        </table:table-row>
        <table:table-row table:style-name="ro2">
          <table:table-cell office:value-type="string">
            <text:p>DQ7</text:p>
          </table:table-cell>
          <table:table-cell office:value-type="float" office:value="14.2">
            <text:p>14,2</text:p>
          </table:table-cell>
          <table:table-cell office:value-type="float" office:value="16">
            <text:p>16</text:p>
          </table:table-cell>
          <table:table-cell table:formula="of:=[.B10]+[.C10]" office:value-type="float" office:value="30.2">
            <text:p>30,2</text:p>
          </table:table-cell>
          <table:table-cell table:formula="of:=[.C10]+([.$I$3]-[.D10])" office:value-type="float" office:value="21.32">
            <text:p>21,32</text:p>
          </table:table-cell>
          <table:table-cell table:number-columns-repeated="4"/>
        </table:table-row>
        <table:table-row table:style-name="ro2">
          <table:table-cell office:value-type="string">
            <text:p>CLK</text:p>
          </table:table-cell>
          <table:table-cell/>
          <table:table-cell office:value-type="float" office:value="26.3994">
            <text:p>26,3994</text:p>
          </table:table-cell>
          <table:table-cell table:formula="of:=[.B11]+[.C11]" office:value-type="float" office:value="26.3994">
            <text:p>26,3994</text:p>
          </table:table-cell>
          <table:table-cell table:formula="of:=[.C11]+([.$I$3]-[.D11])" office:value-type="float" office:value="35.52">
            <text:p>35,52</text:p>
          </table:table-cell>
          <table:table-cell table:number-columns-repeated="4"/>
        </table:table-row>
        <table:table-row table:style-name="ro2">
          <table:table-cell office:value-type="string">
            <text:p>RESET</text:p>
          </table:table-cell>
          <table:table-cell table:number-columns-repeated="2"/>
          <table:table-cell table:formula="of:=[.B12]+[.C12]" office:value-type="float" office:value="0">
            <text:p>0</text:p>
          </table:table-cell>
          <table:table-cell table:formula="of:=[.C12]+([.$I$3]-[.D12])" office:value-type="float" office:value="35.52">
            <text:p>35,52</text:p>
          </table:table-cell>
          <table:table-cell table:number-columns-repeated="4"/>
        </table:table-row>
        <table:table-row table:style-name="ro2">
          <table:table-cell office:value-type="string">
            <text:p>CS</text:p>
          </table:table-cell>
          <table:table-cell table:number-columns-repeated="2"/>
          <table:table-cell table:formula="of:=[.B13]+[.C13]" office:value-type="float" office:value="0">
            <text:p>0</text:p>
          </table:table-cell>
          <table:table-cell table:formula="of:=[.C13]+([.$I$3]-[.D13])" office:value-type="float" office:value="35.52">
            <text:p>35,52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7">07/03/2023</text:date>, <text:time>20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7T19:01:51.91</meta:creation-date>
    <dc:date>2023-03-07T20:45:29.97</dc:date>
    <meta:editing-duration>PT1H12M50S</meta:editing-duration>
    <meta:editing-cycles>1</meta:editing-cycles>
    <meta:document-statistic meta:table-count="3" meta:cell-count="67" meta:object-count="0"/>
    <meta:generator>OpenOffice/4.1.12$Win32 OpenOffice.org_project/4112m1$Build-9809</meta:generator>
  </office:meta>
</office:document-meta>
</file>